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8.444cm" fo:min-width="26.584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973cm" fo:min-width="9.406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6.683cm" fo:min-width="9.354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921cm" fo:min-width="9.35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074cm"/>
    </style:style>
    <style:style style:name="gr10" style:family="graphic" style:parent-style-name="standard">
      <style:graphic-properties draw:stroke="none" draw:stroke-dash="Line_20_Style_20_9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aw:stroke-dash="Line_20_Style_20_9" svg:stroke-color="#000000" draw:fill="solid" draw:fill-color="#729fcf" draw:opacity="100%" dr3d:vertical-segments="16" dr3d:close-front="true" dr3d:close-back="true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508cm" fo:min-width="4.147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2.544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508cm" fo:min-width="5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text-properties fo:font-size="20pt" style:font-size-asian="22pt" style:font-size-complex="22pt"/>
    </style:style>
    <style:style style:name="P6" style:family="paragraph">
      <loext:graphic-properties draw:fill="none" draw:fill-color="#ffffff"/>
      <style:text-properties fo:font-size="20pt" style:font-size-asian="22pt" style:font-size-complex="22pt"/>
    </style:style>
    <style:style style:name="P7" style:family="paragraph">
      <style:text-properties fo:font-size="18pt" style:font-size-asian="22pt" style:font-size-complex="22pt"/>
    </style:style>
    <style:style style:name="P8" style:family="paragraph">
      <loext:graphic-properties draw:fill="none" draw:fill-color="#ffffff"/>
      <style:text-properties fo:font-size="18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136cm" svg:height="18.746cm" draw:transform="skewX (0.00436332312998582) translate (1.336cm 1.25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6.223cm" svg:x="3.286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6.985cm" svg:x="9.763cm" svg:y="12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6.223cm" svg:x="16.621cm" svg:y="2.39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462cm" svg:y1="12.43cm" svg:x2="9.89cm" svg:y2="8.62cm">
          <text:p/>
        </draw:line>
        <draw:line draw:style-name="gr6" draw:text-style-name="P2" draw:layer="layout" svg:x1="14.589cm" svg:y1="12.43cm" svg:x2="19.415cm" svg:y2="8.62cm">
          <text:p text:style-name="P2"/>
        </draw:line>
        <draw:frame draw:style-name="gr7" draw:text-style-name="P4" draw:layer="layout" svg:width="5.08cm" svg:height="1.27cm" svg:x="12.43cm" svg:y="18.345cm">
          <draw:text-box>
            <text:p text:style-name="P3"><text:span text:style-name="T1">API-Gateway</text:span></text:p>
          </draw:text-box>
        </draw:frame>
        <draw:frame draw:style-name="gr8" draw:text-style-name="P4" draw:layer="layout" svg:width="5.923cm" svg:height="1.119cm" svg:x="5.364cm" svg:y="7.477cm">
          <draw:text-box>
            <text:p text:style-name="P3"><text:span text:style-name="T1">Tasks-Service</text:span></text:p>
          </draw:text-box>
        </draw:frame>
        <draw:frame draw:style-name="gr9" draw:text-style-name="P4" draw:layer="layout" svg:width="6.812cm" svg:height="1.324cm" svg:x="18.526cm" svg:y="7.604cm">
          <draw:text-box>
            <text:p text:style-name="P3"><text:span text:style-name="T1">Expenses-Service</text:span></text:p>
          </draw:text-box>
        </draw:frame>
        <dr3d:scene draw:style-name="gr10" svg:width="3.467cm" svg:height="4.322cm" svg:x="9.675cm" svg:y="2.6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frame draw:style-name="gr7" draw:text-style-name="P4" draw:layer="layout" svg:width="1.651cm" svg:height="1.27cm" svg:x="10.525cm" svg:y="6.969cm">
          <draw:text-box>
            <text:p text:style-name="P3"><text:span text:style-name="T1">DB</text:span></text:p>
          </draw:text-box>
        </draw:frame>
        <draw:frame draw:style-name="gr7" draw:text-style-name="P4" draw:layer="layout" svg:width="5.08cm" svg:height="1.27cm" svg:x="12.43cm" svg:y="18.345cm">
          <draw:text-box>
            <text:p text:style-name="P3"><text:span text:style-name="T1">API-Gateway</text:span></text:p>
          </draw:text-box>
        </draw:frame>
        <dr3d:scene draw:style-name="gr10" svg:width="3.467cm" svg:height="4.322cm" svg:x="9.676cm" svg:y="2.6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frame draw:style-name="gr7" draw:text-style-name="P4" draw:layer="layout" svg:width="1.651cm" svg:height="1.27cm" svg:x="23.947cm" svg:y="6.972cm">
          <draw:text-box>
            <text:p text:style-name="P3"><text:span text:style-name="T1">DB</text:span></text:p>
          </draw:text-box>
        </draw:frame>
        <dr3d:scene draw:style-name="gr10" svg:width="3.467cm" svg:height="4.322cm" svg:x="23.098cm" svg:y="2.65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frame draw:style-name="gr7" draw:text-style-name="P4" draw:layer="layout" svg:width="1.651cm" svg:height="1.27cm" svg:x="16.67cm" svg:y="17.132cm">
          <draw:text-box>
            <text:p text:style-name="P3"><text:span text:style-name="T1">DB</text:span></text:p>
          </draw:text-box>
        </draw:frame>
        <dr3d:scene draw:style-name="gr10" svg:width="3.467cm" svg:height="4.322cm" svg:x="15.821cm" svg:y="12.81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custom-shape draw:style-name="gr12" draw:text-style-name="P1" draw:layer="layout" svg:width="4.699cm" svg:height="3.81cm" svg:x="10.398cm" svg:y="13.06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937cm" svg:height="1.038cm" svg:x="10.752cm" svg:y="16.826cm">
          <draw:text-box>
            <text:p text:style-name="P5"><text:span text:style-name="T2">Flask App</text:span></text:p>
          </draw:text-box>
        </draw:frame>
        <draw:frame draw:style-name="gr13" draw:text-style-name="P8" draw:layer="layout" svg:width="5.08cm" svg:height="2.794cm" svg:x="10.398cm" svg:y="13.319cm">
          <draw:text-box>
            <text:p text:style-name="P7"><text:span text:style-name="T2">- Authentication</text:span></text:p>
            <text:p text:style-name="P7"><text:span text:style-name="T2">- Authorization</text:span></text:p>
            <text:p text:style-name="P7"><text:span text:style-name="T2">- Rerouting</text:span></text:p>
          </draw:text-box>
        </draw:frame>
        <draw:frame draw:style-name="gr8" draw:text-style-name="P4" draw:layer="layout" svg:width="5.923cm" svg:height="1.119cm" svg:x="5.365cm" svg:y="7.478cm">
          <draw:text-box>
            <text:p text:style-name="P3"><text:span text:style-name="T1">Tasks-Service</text:span></text:p>
          </draw:text-box>
        </draw:frame>
        <draw:custom-shape draw:style-name="gr12" draw:text-style-name="P1" draw:layer="layout" svg:width="4.699cm" svg:height="3.81cm" svg:x="3.83cm" svg:y="2.93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937cm" svg:height="1.038cm" svg:x="4.429cm" svg:y="6.842cm">
          <draw:text-box>
            <text:p text:style-name="P5"><text:span text:style-name="T2">Flask App</text:span></text:p>
          </draw:text-box>
        </draw:frame>
        <draw:frame draw:style-name="gr13" draw:text-style-name="P8" draw:layer="layout" svg:width="5.08cm" svg:height="2.794cm" svg:x="3.921cm" svg:y="3.032cm">
          <draw:text-box>
            <text:p text:style-name="P7"><text:span text:style-name="T2">- CRUD Tasks</text:span></text:p>
          </draw:text-box>
        </draw:frame>
        <draw:frame draw:style-name="gr13" draw:text-style-name="P8" draw:layer="layout" svg:width="5.08cm" svg:height="2.794cm" svg:x="10.398cm" svg:y="13.319cm">
          <draw:text-box>
            <text:p text:style-name="P7"><text:span text:style-name="T2">- Authentication</text:span></text:p>
            <text:p text:style-name="P7"><text:span text:style-name="T2">- Authorization</text:span></text:p>
            <text:p text:style-name="P7"><text:span text:style-name="T2">- Rerouting</text:span></text:p>
          </draw:text-box>
        </draw:frame>
        <draw:custom-shape draw:style-name="gr14" draw:text-style-name="P1" draw:layer="layout" svg:width="5.552cm" svg:height="3.81cm" svg:x="17.038cm" svg:y="2.95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937cm" svg:height="1.038cm" svg:x="17.637cm" svg:y="6.855cm">
          <draw:text-box>
            <text:p text:style-name="P5"><text:span text:style-name="T2">Flask App</text:span></text:p>
          </draw:text-box>
        </draw:frame>
        <draw:frame draw:style-name="gr13" draw:text-style-name="P8" draw:layer="layout" svg:width="6.096cm" svg:height="2.794cm" svg:x="17.129cm" svg:y="3.045cm">
          <draw:text-box>
            <text:p text:style-name="P7"><text:span text:style-name="T2">- CRUD Expens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7T12:04:49.741581013</meta:creation-date>
    <dc:date>2020-02-27T12:22:18.689803554</dc:date>
    <meta:editing-duration>PT6M42S</meta:editing-duration>
    <meta:editing-cycles>1</meta:editing-cycles>
    <meta:document-statistic meta:object-count="32"/>
    <meta:generator>LibreOffice/6.3.3.2$MacOSX_X86_64 LibreOffice_project/a64200df03143b798afd1ec74a12ab50359878ed</meta:generator>
  </office:meta>
</office:document-meta>
</file>